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prefix="(" style:num-suffix=")" style:num-format="一, 十, 一百(繁), ...">
        <style:list-level-properties text:space-before="0.3333in" text:min-label-width="0.3645in"/>
      </text:list-level-style-number>
    </text:list-style>
    <text:list-style style:name="LFO4">
      <text:list-level-style-number text:level="1" style:num-suffix="、" style:num-format="壹, 貳, 參, ...">
        <style:list-level-properties text:space-before="0in" text:min-label-width="0.3958in"/>
      </text:list-level-style-number>
    </text:list-style>
    <text:list-style style:name="LFO5">
      <text:list-level-style-number text:level="1" style:num-suffix="、" style:num-format="一, 十, 一百(繁), ...">
        <style:list-level-properties text:space-before="0.0284in" text:min-label-width="0.5in"/>
      </text:list-level-style-number>
      <text:list-level-style-number text:level="2" style:num-suffix="、" style:num-format="甲, 乙, 丙, ...">
        <style:list-level-properties text:space-before="0.3618in" text:min-label-width="0.3333in"/>
      </text:list-level-style-number>
      <text:list-level-style-number text:level="3" style:num-suffix="." style:num-format="i">
        <style:list-level-properties fo:text-align="end" text:space-before="0.6951in" text:min-label-width="0.3333in"/>
      </text:list-level-style-number>
      <text:list-level-style-number text:level="4" style:num-suffix="." style:num-format="1">
        <style:list-level-properties text:space-before="1.0284in" text:min-label-width="0.3333in"/>
      </text:list-level-style-number>
      <text:list-level-style-number text:level="5" style:num-suffix="、" style:num-format="甲, 乙, 丙, ...">
        <style:list-level-properties text:space-before="1.3618in" text:min-label-width="0.3333in"/>
      </text:list-level-style-number>
      <text:list-level-style-number text:level="6" style:num-suffix="." style:num-format="i">
        <style:list-level-properties fo:text-align="end" text:space-before="1.6951in" text:min-label-width="0.3333in"/>
      </text:list-level-style-number>
      <text:list-level-style-number text:level="7" style:num-suffix="." style:num-format="1">
        <style:list-level-properties text:space-before="2.0284in" text:min-label-width="0.3333in"/>
      </text:list-level-style-number>
      <text:list-level-style-number text:level="8" style:num-suffix="、" style:num-format="甲, 乙, 丙, ...">
        <style:list-level-properties text:space-before="2.3618in" text:min-label-width="0.3333in"/>
      </text:list-level-style-number>
      <text:list-level-style-number text:level="9" style:num-suffix="." style:num-format="i">
        <style:list-level-properties fo:text-align="end" text:space-before="2.6951in" text:min-label-width="0.3333in"/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.0284in" text:min-label-width="0.5in"/>
      </text:list-level-style-number>
      <text:list-level-style-number text:level="2" style:num-suffix="、" style:num-format="甲, 乙, 丙, ...">
        <style:list-level-properties text:space-before="0.3618in" text:min-label-width="0.3333in"/>
      </text:list-level-style-number>
      <text:list-level-style-number text:level="3" style:num-suffix="." style:num-format="i">
        <style:list-level-properties fo:text-align="end" text:space-before="0.6951in" text:min-label-width="0.3333in"/>
      </text:list-level-style-number>
      <text:list-level-style-number text:level="4" style:num-suffix="." style:num-format="1">
        <style:list-level-properties text:space-before="1.0284in" text:min-label-width="0.3333in"/>
      </text:list-level-style-number>
      <text:list-level-style-number text:level="5" style:num-suffix="、" style:num-format="甲, 乙, 丙, ...">
        <style:list-level-properties text:space-before="1.3618in" text:min-label-width="0.3333in"/>
      </text:list-level-style-number>
      <text:list-level-style-number text:level="6" style:num-suffix="." style:num-format="i">
        <style:list-level-properties fo:text-align="end" text:space-before="1.6951in" text:min-label-width="0.3333in"/>
      </text:list-level-style-number>
      <text:list-level-style-number text:level="7" style:num-suffix="." style:num-format="1">
        <style:list-level-properties text:space-before="2.0284in" text:min-label-width="0.3333in"/>
      </text:list-level-style-number>
      <text:list-level-style-number text:level="8" style:num-suffix="、" style:num-format="甲, 乙, 丙, ...">
        <style:list-level-properties text:space-before="2.3618in" text:min-label-width="0.3333in"/>
      </text:list-level-style-number>
      <text:list-level-style-number text:level="9" style:num-suffix="." style:num-format="i">
        <style:list-level-properties fo:text-align="end" text:space-before="2.6951in" text:min-label-width="0.3333in"/>
      </text:list-level-style-number>
    </text:list-style>
    <style:style style:name="P1" style:parent-style-name="HTML預設格式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/>
    </style:style>
    <style:style style:name="P2" style:parent-style-name="HTML預設格式" style:family="paragraph">
      <style:paragraph-properties fo:text-align="center"/>
    </style:style>
    <style:style style:name="P3" style:parent-style-name="HTML預設格式" style:family="paragraph">
      <style:paragraph-properties fo:text-align="end"/>
    </style:style>
    <style:style style:name="P4" style:parent-style-name="HTML預設格式" style:family="paragraph">
      <style:paragraph-properties fo:text-align="end"/>
    </style:style>
    <style:style style:name="P5" style:parent-style-name="HTML預設格式" style:family="paragraph">
      <style:paragraph-properties fo:text-align="end" fo:text-indent="3.5in"/>
    </style:style>
    <style:style style:name="P6" style:parent-style-name="HTML預設格式" style:family="paragraph">
      <style:paragraph-properties fo:text-align="end" fo:line-height="0.2777in"/>
    </style:style>
    <style:style style:name="P7" style:parent-style-name="HTML預設格式" style:family="paragraph">
      <style:paragraph-properties fo:text-align="end" fo:line-height="0.2777in"/>
    </style:style>
    <style:style style:name="P8" style:parent-style-name="HTML預設格式" style:family="paragraph">
      <style:paragraph-properties fo:text-align="end"/>
    </style:style>
    <style:style style:name="P9" style:parent-style-name="HTML預設格式" style:family="paragraph">
      <style:paragraph-properties fo:text-align="end"/>
    </style:style>
    <style:style style:name="P10" style:parent-style-name="HTML預設格式" style:family="paragraph">
      <style:paragraph-properties fo:text-align="center" fo:line-height="0.2777in"/>
      <style:text-properties fo:font-size="18pt" style:font-size-asian="18pt" style:font-size-complex="18pt"/>
    </style:style>
    <style:style style:name="P11" style:parent-style-name="內文" style:list-style-name="LFO6" style:family="paragraph">
      <style:paragraph-properties fo:line-height="0.3472in" fo:margin-right="-0.1062in"/>
    </style:style>
    <style:style style:name="T12" style:parent-style-name="預設段落字型" style:family="text">
      <style:text-properties fo:font-size="13pt" style:font-size-asian="13pt" style:font-size-complex="13pt"/>
    </style:style>
    <style:style style:name="T13" style:parent-style-name="預設段落字型" style:family="text">
      <style:text-properties fo:font-size="13pt" style:font-size-asian="13pt" style:font-size-complex="13pt"/>
    </style:style>
    <style:style style:name="T14" style:parent-style-name="預設段落字型" style:family="text">
      <style:text-properties fo:font-size="13pt" style:font-size-asian="13pt" style:font-size-complex="13pt"/>
    </style:style>
    <style:style style:name="T15" style:parent-style-name="預設段落字型" style:family="text">
      <style:text-properties fo:font-size="13pt" style:font-size-asian="13pt" style:font-size-complex="13pt"/>
    </style:style>
    <style:style style:name="T16" style:parent-style-name="預設段落字型" style:family="text">
      <style:text-properties fo:font-size="13pt" style:font-size-asian="13pt" style:font-size-complex="13pt"/>
    </style:style>
    <style:style style:name="T17" style:parent-style-name="預設段落字型" style:family="text">
      <style:text-properties fo:font-size="13pt" style:font-size-asian="13pt" style:font-size-complex="13pt"/>
    </style:style>
    <style:style style:name="T18" style:parent-style-name="預設段落字型" style:family="text">
      <style:text-properties fo:font-size="13pt" style:font-size-asian="13pt" style:font-size-complex="13pt"/>
    </style:style>
    <style:style style:name="P19" style:parent-style-name="HTML預設格式" style:family="paragraph">
      <style:paragraph-properties fo:text-align="justify" fo:line-height="0.3472in" fo:text-indent="0.5416in"/>
      <style:text-properties fo:font-size="13pt" style:font-size-asian="13pt" style:font-size-complex="13pt"/>
    </style:style>
    <style:style style:name="P20" style:parent-style-name="HTML預設格式" style:family="paragraph">
      <style:paragraph-properties fo:text-align="justify" fo:line-height="0.3472in" fo:margin-left="1.0534in" fo:text-indent="-0.0902in">
        <style:tab-stops>
          <style:tab-stop style:type="left" style:position="-0.4173in"/>
          <style:tab-stop style:type="left" style:position="0.2187in"/>
          <style:tab-stop style:type="left" style:position="0.8548in"/>
          <style:tab-stop style:type="left" style:position="1.4909in"/>
          <style:tab-stop style:type="left" style:position="2.127in"/>
          <style:tab-stop style:type="left" style:position="2.7631in"/>
          <style:tab-stop style:type="left" style:position="3.3993in"/>
          <style:tab-stop style:type="left" style:position="4.0354in"/>
          <style:tab-stop style:type="left" style:position="4.6715in"/>
          <style:tab-stop style:type="left" style:position="5.3076in"/>
          <style:tab-stop style:type="left" style:position="5.9437in"/>
          <style:tab-stop style:type="left" style:position="6.5798in"/>
          <style:tab-stop style:type="left" style:position="7.2159in"/>
          <style:tab-stop style:type="left" style:position="7.852in"/>
          <style:tab-stop style:type="left" style:position="8.4881in"/>
          <style:tab-stop style:type="left" style:position="9.1243in"/>
        </style:tab-stops>
      </style:paragraph-properties>
      <style:text-properties fo:font-size="13pt" style:font-size-asian="13pt" style:font-size-complex="13pt"/>
    </style:style>
    <style:style style:name="P21" style:parent-style-name="HTML預設格式" style:family="paragraph">
      <style:paragraph-properties fo:text-align="justify" fo:line-height="0.3472in" fo:margin-left="1.0534in" fo:text-indent="-0.0902in">
        <style:tab-stops>
          <style:tab-stop style:type="left" style:position="-0.4173in"/>
          <style:tab-stop style:type="left" style:position="0.2187in"/>
          <style:tab-stop style:type="left" style:position="0.8548in"/>
          <style:tab-stop style:type="left" style:position="1.4909in"/>
          <style:tab-stop style:type="left" style:position="2.127in"/>
          <style:tab-stop style:type="left" style:position="2.7631in"/>
          <style:tab-stop style:type="left" style:position="3.3993in"/>
          <style:tab-stop style:type="left" style:position="4.0354in"/>
          <style:tab-stop style:type="left" style:position="4.6715in"/>
          <style:tab-stop style:type="left" style:position="5.3076in"/>
          <style:tab-stop style:type="left" style:position="5.9437in"/>
          <style:tab-stop style:type="left" style:position="6.5798in"/>
          <style:tab-stop style:type="left" style:position="7.2159in"/>
          <style:tab-stop style:type="left" style:position="7.852in"/>
          <style:tab-stop style:type="left" style:position="8.4881in"/>
          <style:tab-stop style:type="left" style:position="9.1243in"/>
        </style:tab-stops>
      </style:paragraph-properties>
      <style:text-properties fo:font-size="13pt" style:font-size-asian="13pt" style:font-size-complex="13pt"/>
    </style:style>
    <style:style style:name="P22" style:parent-style-name="HTML預設格式" style:family="paragraph">
      <style:paragraph-properties fo:text-align="justify" fo:line-height="0.3472in" fo:margin-left="1.1437in" fo:text-indent="-0.1805in">
        <style:tab-stops>
          <style:tab-stop style:type="left" style:position="-0.5076in"/>
          <style:tab-stop style:type="left" style:position="0.1284in"/>
          <style:tab-stop style:type="left" style:position="0.7645in"/>
          <style:tab-stop style:type="left" style:position="1.4006in"/>
          <style:tab-stop style:type="left" style:position="2.0368in"/>
          <style:tab-stop style:type="left" style:position="2.6729in"/>
          <style:tab-stop style:type="left" style:position="3.309in"/>
          <style:tab-stop style:type="left" style:position="3.9451in"/>
          <style:tab-stop style:type="left" style:position="4.5812in"/>
          <style:tab-stop style:type="left" style:position="5.2173in"/>
          <style:tab-stop style:type="left" style:position="5.8534in"/>
          <style:tab-stop style:type="left" style:position="6.4895in"/>
          <style:tab-stop style:type="left" style:position="7.1256in"/>
          <style:tab-stop style:type="left" style:position="7.7618in"/>
          <style:tab-stop style:type="left" style:position="8.3979in"/>
          <style:tab-stop style:type="left" style:position="9.034in"/>
        </style:tab-stops>
      </style:paragraph-properties>
      <style:text-properties fo:font-size="13pt" style:font-size-asian="13pt" style:font-size-complex="13pt"/>
    </style:style>
    <style:style style:name="P23" style:parent-style-name="HTML預設格式" style:family="paragraph">
      <style:paragraph-properties fo:text-align="justify" fo:line-height="0.3472in" fo:margin-left="1.0534in" fo:text-indent="-0.0902in">
        <style:tab-stops>
          <style:tab-stop style:type="left" style:position="-0.4173in"/>
          <style:tab-stop style:type="left" style:position="0.2187in"/>
          <style:tab-stop style:type="left" style:position="0.8548in"/>
          <style:tab-stop style:type="left" style:position="1.4909in"/>
          <style:tab-stop style:type="left" style:position="2.127in"/>
          <style:tab-stop style:type="left" style:position="2.7631in"/>
          <style:tab-stop style:type="left" style:position="3.3993in"/>
          <style:tab-stop style:type="left" style:position="4.0354in"/>
          <style:tab-stop style:type="left" style:position="4.6715in"/>
          <style:tab-stop style:type="left" style:position="5.3076in"/>
          <style:tab-stop style:type="left" style:position="5.9437in"/>
          <style:tab-stop style:type="left" style:position="6.5798in"/>
          <style:tab-stop style:type="left" style:position="7.2159in"/>
          <style:tab-stop style:type="left" style:position="7.852in"/>
          <style:tab-stop style:type="left" style:position="8.4881in"/>
          <style:tab-stop style:type="left" style:position="9.1243in"/>
        </style:tab-stops>
      </style:paragraph-properties>
      <style:text-properties fo:font-size="13pt" style:font-size-asian="13pt" style:font-size-complex="13pt"/>
    </style:style>
    <style:style style:name="P24" style:parent-style-name="HTML預設格式" style:family="paragraph">
      <style:paragraph-properties fo:text-align="justify" fo:line-height="0.3472in" fo:margin-left="0.7256in" fo:text-indent="-0.2708in">
        <style:tab-stops>
          <style:tab-stop style:type="left" style:position="-0.0895in"/>
          <style:tab-stop style:type="left" style:position="0.5465in"/>
          <style:tab-stop style:type="left" style:position="1.1826in"/>
          <style:tab-stop style:type="left" style:position="1.8187in"/>
          <style:tab-stop style:type="left" style:position="2.4548in"/>
          <style:tab-stop style:type="left" style:position="3.0909in"/>
          <style:tab-stop style:type="left" style:position="3.727in"/>
          <style:tab-stop style:type="left" style:position="4.3631in"/>
          <style:tab-stop style:type="left" style:position="4.9993in"/>
          <style:tab-stop style:type="left" style:position="5.6354in"/>
          <style:tab-stop style:type="left" style:position="6.2715in"/>
          <style:tab-stop style:type="left" style:position="6.9076in"/>
          <style:tab-stop style:type="left" style:position="7.5437in"/>
          <style:tab-stop style:type="left" style:position="8.1798in"/>
          <style:tab-stop style:type="left" style:position="8.8159in"/>
          <style:tab-stop style:type="left" style:position="9.452in"/>
        </style:tab-stops>
      </style:paragraph-properties>
      <style:text-properties fo:font-size="13pt" style:font-size-asian="13pt" style:font-size-complex="13pt"/>
    </style:style>
    <style:style style:name="P25" style:parent-style-name="內文" style:family="paragraph">
      <style:paragraph-properties fo:line-height="0.3472in" fo:margin-left="0.6951in" fo:margin-right="-0.1062in">
        <style:tab-stops/>
      </style:paragraph-properties>
    </style:style>
    <style:style style:name="T26" style:parent-style-name="強調粗體" style:family="text">
      <style:text-properties style:font-name="新細明體" fo:font-weight="normal" style:font-weight-asian="normal" fo:font-size="13pt" style:font-size-asian="13pt" style:font-size-complex="13pt"/>
    </style:style>
    <style:style style:name="T27" style:parent-style-name="強調粗體" style:family="text">
      <style:text-properties style:font-name="新細明體" fo:font-weight="normal" style:font-weight-asian="normal" fo:font-size="13pt" style:font-size-asian="13pt" style:font-size-complex="13pt"/>
    </style:style>
    <style:style style:name="T28" style:parent-style-name="強調粗體" style:family="text">
      <style:text-properties style:font-name="新細明體" fo:font-weight="normal" style:font-weight-asian="normal" fo:font-size="13pt" style:font-size-asian="13pt" style:font-size-complex="13pt"/>
    </style:style>
    <style:style style:name="T29" style:parent-style-name="強調粗體" style:family="text">
      <style:text-properties style:font-name="新細明體" fo:font-weight="normal" style:font-weight-asian="normal" fo:font-size="13pt" style:font-size-asian="13pt" style:font-size-complex="13pt"/>
    </style:style>
    <style:style style:name="T30" style:parent-style-name="強調粗體" style:family="text">
      <style:text-properties style:font-name="新細明體" fo:font-weight="normal" style:font-weight-asian="normal" fo:font-size="13pt" style:font-size-asian="13pt" style:font-size-complex="13pt"/>
    </style:style>
    <style:style style:name="T31" style:parent-style-name="預設段落字型" style:family="text">
      <style:text-properties style:font-name="新細明體" fo:font-size="13pt" style:font-size-asian="13pt" style:font-size-complex="13pt"/>
    </style:style>
    <style:style style:name="T32" style:parent-style-name="強調粗體" style:family="text">
      <style:text-properties style:font-name="新細明體" fo:font-weight="normal" style:font-weight-asian="normal" fo:font-size="13pt" style:font-size-asian="13pt" style:font-size-complex="13pt"/>
    </style:style>
    <style:style style:name="T33" style:parent-style-name="強調粗體" style:family="text">
      <style:text-properties style:font-name="新細明體" fo:font-weight="normal" style:font-weight-asian="normal" fo:font-size="13pt" style:font-size-asian="13pt" style:font-size-complex="13pt"/>
    </style:style>
    <style:style style:name="T34" style:parent-style-name="強調粗體" style:family="text">
      <style:text-properties style:font-name="新細明體" fo:font-weight="normal" style:font-weight-asian="normal" fo:font-size="13pt" style:font-size-asian="13pt" style:font-size-complex="13pt"/>
    </style:style>
    <style:style style:name="T35" style:parent-style-name="強調粗體" style:family="text">
      <style:text-properties style:font-name="新細明體" fo:font-weight="normal" style:font-weight-asian="normal" fo:font-size="13pt" style:font-size-asian="13pt" style:font-size-complex="13pt"/>
    </style:style>
    <style:style style:name="T36" style:parent-style-name="強調粗體" style:family="text">
      <style:text-properties style:font-name="新細明體" fo:font-weight="normal" style:font-weight-asian="normal" fo:font-size="13pt" style:font-size-asian="13pt" style:font-size-complex="13pt"/>
    </style:style>
    <style:style style:name="T37" style:parent-style-name="強調粗體" style:family="text">
      <style:text-properties style:font-name="新細明體" fo:font-weight="normal" style:font-weight-asian="normal" fo:font-size="13pt" style:font-size-asian="13pt" style:font-size-complex="13pt"/>
    </style:style>
    <style:style style:name="T38" style:parent-style-name="預設段落字型" style:family="text">
      <style:text-properties style:font-name="新細明體" fo:font-weight="bold" style:font-weight-asian="bold" fo:font-size="13pt" style:font-size-asian="13pt" style:font-size-complex="13pt"/>
    </style:style>
    <style:style style:name="P39" style:parent-style-name="內文" style:list-style-name="LFO6" style:family="paragraph">
      <style:paragraph-properties fo:line-height="0.3472in" fo:margin-right="-0.1062in"/>
    </style:style>
    <style:style style:name="T40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41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42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43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44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45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P46" style:parent-style-name="HTML預設格式" style:family="paragraph">
      <style:paragraph-properties fo:text-align="justify" fo:line-height="0.3472in" fo:margin-left="0.7256in" fo:text-indent="-0.2708in">
        <style:tab-stops>
          <style:tab-stop style:type="left" style:position="-0.0895in"/>
          <style:tab-stop style:type="left" style:position="0.5465in"/>
          <style:tab-stop style:type="left" style:position="1.1826in"/>
          <style:tab-stop style:type="left" style:position="1.8187in"/>
          <style:tab-stop style:type="left" style:position="2.4548in"/>
          <style:tab-stop style:type="left" style:position="3.0909in"/>
          <style:tab-stop style:type="left" style:position="3.727in"/>
          <style:tab-stop style:type="left" style:position="4.3631in"/>
          <style:tab-stop style:type="left" style:position="4.9993in"/>
          <style:tab-stop style:type="left" style:position="5.6354in"/>
          <style:tab-stop style:type="left" style:position="6.2715in"/>
          <style:tab-stop style:type="left" style:position="6.9076in"/>
          <style:tab-stop style:type="left" style:position="7.5437in"/>
          <style:tab-stop style:type="left" style:position="8.1798in"/>
          <style:tab-stop style:type="left" style:position="8.8159in"/>
          <style:tab-stop style:type="left" style:position="9.452in"/>
        </style:tab-stops>
      </style:paragraph-properties>
    </style:style>
    <style:style style:name="T47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48" style:parent-style-name="預設段落字型" style:family="text">
      <style:text-properties style:font-name="新細明體" style:font-name-asian="新細明體" fo:color="#FF0000" fo:font-size="13pt" style:font-size-asian="13pt" style:font-size-complex="13pt"/>
    </style:style>
    <style:style style:name="T49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50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51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52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P53" style:parent-style-name="HTML預設格式" style:family="paragraph">
      <style:paragraph-properties fo:text-align="justify" fo:line-height="0.3472in" fo:margin-left="0.7256in" fo:text-indent="-0.2708in">
        <style:tab-stops>
          <style:tab-stop style:type="left" style:position="-0.0895in"/>
          <style:tab-stop style:type="left" style:position="0.5465in"/>
          <style:tab-stop style:type="left" style:position="1.1826in"/>
          <style:tab-stop style:type="left" style:position="1.8187in"/>
          <style:tab-stop style:type="left" style:position="2.4548in"/>
          <style:tab-stop style:type="left" style:position="3.0909in"/>
          <style:tab-stop style:type="left" style:position="3.727in"/>
          <style:tab-stop style:type="left" style:position="4.3631in"/>
          <style:tab-stop style:type="left" style:position="4.9993in"/>
          <style:tab-stop style:type="left" style:position="5.6354in"/>
          <style:tab-stop style:type="left" style:position="6.2715in"/>
          <style:tab-stop style:type="left" style:position="6.9076in"/>
          <style:tab-stop style:type="left" style:position="7.5437in"/>
          <style:tab-stop style:type="left" style:position="8.1798in"/>
          <style:tab-stop style:type="left" style:position="8.8159in"/>
          <style:tab-stop style:type="left" style:position="9.452in"/>
        </style:tab-stops>
      </style:paragraph-properties>
      <style:text-properties style:font-name="新細明體" style:font-name-asian="新細明體" fo:font-size="13pt" style:font-size-asian="13pt" style:font-size-complex="13pt"/>
    </style:style>
    <style:style style:name="P54" style:parent-style-name="HTML預設格式" style:family="paragraph">
      <style:paragraph-properties fo:text-align="justify" fo:line-height="0.3472in" fo:text-indent="0.7222in"/>
      <style:text-properties style:font-name="新細明體" style:font-name-asian="新細明體" fo:font-size="13pt" style:font-size-asian="13pt" style:font-size-complex="13pt"/>
    </style:style>
    <style:style style:name="P55" style:parent-style-name="HTML預設格式" style:family="paragraph">
      <style:paragraph-properties fo:text-align="justify" fo:line-height="0.3472in" fo:text-indent="0.7222in"/>
      <style:text-properties style:font-name="新細明體" style:font-name-asian="新細明體" fo:font-size="13pt" style:font-size-asian="13pt" style:font-size-complex="13pt"/>
    </style:style>
    <style:style style:name="P56" style:parent-style-name="HTML預設格式" style:family="paragraph">
      <style:paragraph-properties fo:text-align="justify" fo:line-height="0.3472in" fo:margin-left="1.8034in" fo:text-indent="-1.0833in">
        <style:tab-stops>
          <style:tab-stop style:type="left" style:position="-1.1673in"/>
          <style:tab-stop style:type="left" style:position="-0.5312in"/>
          <style:tab-stop style:type="left" style:position="0.1048in"/>
          <style:tab-stop style:type="left" style:position="0.7409in"/>
          <style:tab-stop style:type="left" style:position="1.377in"/>
          <style:tab-stop style:type="left" style:position="2.0131in"/>
          <style:tab-stop style:type="left" style:position="2.6493in"/>
          <style:tab-stop style:type="left" style:position="3.2854in"/>
          <style:tab-stop style:type="left" style:position="3.9215in"/>
          <style:tab-stop style:type="left" style:position="4.5576in"/>
          <style:tab-stop style:type="left" style:position="5.1937in"/>
          <style:tab-stop style:type="left" style:position="5.8298in"/>
          <style:tab-stop style:type="left" style:position="6.4659in"/>
          <style:tab-stop style:type="left" style:position="7.102in"/>
          <style:tab-stop style:type="left" style:position="7.7381in"/>
          <style:tab-stop style:type="left" style:position="8.3743in"/>
        </style:tab-stops>
      </style:paragraph-properties>
      <style:text-properties style:font-name="新細明體" style:font-name-asian="新細明體" fo:font-size="13pt" style:font-size-asian="13pt" style:font-size-complex="13pt"/>
    </style:style>
    <style:style style:name="P57" style:parent-style-name="HTML預設格式" style:family="paragraph">
      <style:paragraph-properties fo:text-align="justify" fo:line-height="0.3472in" fo:margin-left="0.7256in" fo:text-indent="-0.2708in">
        <style:tab-stops>
          <style:tab-stop style:type="left" style:position="-0.0895in"/>
          <style:tab-stop style:type="left" style:position="0.5465in"/>
          <style:tab-stop style:type="left" style:position="1.1826in"/>
          <style:tab-stop style:type="left" style:position="1.8187in"/>
          <style:tab-stop style:type="left" style:position="2.4548in"/>
          <style:tab-stop style:type="left" style:position="3.0909in"/>
          <style:tab-stop style:type="left" style:position="3.727in"/>
          <style:tab-stop style:type="left" style:position="4.3631in"/>
          <style:tab-stop style:type="left" style:position="4.9993in"/>
          <style:tab-stop style:type="left" style:position="5.6354in"/>
          <style:tab-stop style:type="left" style:position="6.2715in"/>
          <style:tab-stop style:type="left" style:position="6.9076in"/>
          <style:tab-stop style:type="left" style:position="7.5437in"/>
          <style:tab-stop style:type="left" style:position="8.1798in"/>
          <style:tab-stop style:type="left" style:position="8.8159in"/>
          <style:tab-stop style:type="left" style:position="9.452in"/>
        </style:tab-stops>
      </style:paragraph-properties>
      <style:text-properties style:font-name="新細明體" style:font-name-asian="新細明體" fo:font-size="13pt" style:font-size-asian="13pt" style:font-size-complex="13pt"/>
    </style:style>
    <style:style style:name="P58" style:parent-style-name="HTML預設格式" style:family="paragraph">
      <style:paragraph-properties fo:text-align="justify" fo:line-height="0.3472in" fo:margin-left="0.7256in" fo:text-indent="-0.2708in">
        <style:tab-stops>
          <style:tab-stop style:type="left" style:position="-0.0895in"/>
          <style:tab-stop style:type="left" style:position="0.5465in"/>
          <style:tab-stop style:type="left" style:position="1.1826in"/>
          <style:tab-stop style:type="left" style:position="1.8187in"/>
          <style:tab-stop style:type="left" style:position="2.4548in"/>
          <style:tab-stop style:type="left" style:position="3.0909in"/>
          <style:tab-stop style:type="left" style:position="3.727in"/>
          <style:tab-stop style:type="left" style:position="4.3631in"/>
          <style:tab-stop style:type="left" style:position="4.9993in"/>
          <style:tab-stop style:type="left" style:position="5.6354in"/>
          <style:tab-stop style:type="left" style:position="6.2715in"/>
          <style:tab-stop style:type="left" style:position="6.9076in"/>
          <style:tab-stop style:type="left" style:position="7.5437in"/>
          <style:tab-stop style:type="left" style:position="8.1798in"/>
          <style:tab-stop style:type="left" style:position="8.8159in"/>
          <style:tab-stop style:type="left" style:position="9.452in"/>
        </style:tab-stops>
      </style:paragraph-properties>
      <style:text-properties style:font-name="新細明體" style:font-name-asian="新細明體" fo:font-size="13pt" style:font-size-asian="13pt" style:font-size-complex="13pt"/>
    </style:style>
    <style:style style:name="P59" style:parent-style-name="HTML預設格式" style:family="paragraph">
      <style:paragraph-properties fo:text-align="justify" fo:line-height="0.3472in" fo:text-indent="0.7222in"/>
      <style:text-properties style:font-name="新細明體" style:font-name-asian="新細明體" fo:font-size="13pt" style:font-size-asian="13pt" style:font-size-complex="13pt"/>
    </style:style>
    <style:style style:name="P60" style:parent-style-name="HTML預設格式" style:family="paragraph">
      <style:paragraph-properties fo:text-align="justify" fo:line-height="0.3472in" fo:text-indent="0.7222in"/>
      <style:text-properties style:font-name="新細明體" style:font-name-asian="新細明體" fo:font-size="13pt" style:font-size-asian="13pt" style:font-size-complex="13pt"/>
    </style:style>
    <style:style style:name="P61" style:parent-style-name="HTML預設格式" style:family="paragraph">
      <style:paragraph-properties fo:text-align="justify" fo:line-height="0.3472in" fo:margin-left="1.8034in" fo:text-indent="-1.0833in">
        <style:tab-stops>
          <style:tab-stop style:type="left" style:position="-1.1673in"/>
          <style:tab-stop style:type="left" style:position="-0.5312in"/>
          <style:tab-stop style:type="left" style:position="0.1048in"/>
          <style:tab-stop style:type="left" style:position="0.7409in"/>
          <style:tab-stop style:type="left" style:position="1.377in"/>
          <style:tab-stop style:type="left" style:position="2.0131in"/>
          <style:tab-stop style:type="left" style:position="2.6493in"/>
          <style:tab-stop style:type="left" style:position="3.2854in"/>
          <style:tab-stop style:type="left" style:position="3.9215in"/>
          <style:tab-stop style:type="left" style:position="4.5576in"/>
          <style:tab-stop style:type="left" style:position="5.1937in"/>
          <style:tab-stop style:type="left" style:position="5.8298in"/>
          <style:tab-stop style:type="left" style:position="6.4659in"/>
          <style:tab-stop style:type="left" style:position="7.102in"/>
          <style:tab-stop style:type="left" style:position="7.7381in"/>
          <style:tab-stop style:type="left" style:position="8.3743in"/>
        </style:tab-stops>
      </style:paragraph-properties>
      <style:text-properties style:font-name="新細明體" style:font-name-asian="新細明體" fo:font-size="13pt" style:font-size-asian="13pt" style:font-size-complex="13pt"/>
    </style:style>
    <style:style style:name="P62" style:parent-style-name="HTML預設格式" style:family="paragraph">
      <style:paragraph-properties fo:text-align="justify" fo:line-height="0.3472in" fo:margin-left="0.725in">
        <style:tab-stops>
          <style:tab-stop style:type="left" style:position="-0.0888in"/>
          <style:tab-stop style:type="left" style:position="0.5472in"/>
          <style:tab-stop style:type="left" style:position="1.1833in"/>
          <style:tab-stop style:type="left" style:position="1.8194in"/>
          <style:tab-stop style:type="left" style:position="2.4555in"/>
          <style:tab-stop style:type="left" style:position="3.0916in"/>
          <style:tab-stop style:type="left" style:position="3.7277in"/>
          <style:tab-stop style:type="left" style:position="4.3638in"/>
          <style:tab-stop style:type="left" style:position="5in"/>
          <style:tab-stop style:type="left" style:position="5.6361in"/>
          <style:tab-stop style:type="left" style:position="6.2722in"/>
          <style:tab-stop style:type="left" style:position="6.9083in"/>
          <style:tab-stop style:type="left" style:position="7.5444in"/>
          <style:tab-stop style:type="left" style:position="8.1805in"/>
          <style:tab-stop style:type="left" style:position="8.8166in"/>
          <style:tab-stop style:type="left" style:position="9.4527in"/>
        </style:tab-stops>
      </style:paragraph-properties>
    </style:style>
    <style:style style:name="T63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64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65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P66" style:parent-style-name="HTML預設格式" style:family="paragraph">
      <style:paragraph-properties fo:text-align="justify" fo:line-height="0.3472in" fo:margin-left="0.7256in" fo:text-indent="-0.2708in">
        <style:tab-stops>
          <style:tab-stop style:type="left" style:position="-0.0895in"/>
          <style:tab-stop style:type="left" style:position="0.5465in"/>
          <style:tab-stop style:type="left" style:position="1.1826in"/>
          <style:tab-stop style:type="left" style:position="1.8187in"/>
          <style:tab-stop style:type="left" style:position="2.4548in"/>
          <style:tab-stop style:type="left" style:position="3.0909in"/>
          <style:tab-stop style:type="left" style:position="3.727in"/>
          <style:tab-stop style:type="left" style:position="4.3631in"/>
          <style:tab-stop style:type="left" style:position="4.9993in"/>
          <style:tab-stop style:type="left" style:position="5.6354in"/>
          <style:tab-stop style:type="left" style:position="6.2715in"/>
          <style:tab-stop style:type="left" style:position="6.9076in"/>
          <style:tab-stop style:type="left" style:position="7.5437in"/>
          <style:tab-stop style:type="left" style:position="8.1798in"/>
          <style:tab-stop style:type="left" style:position="8.8159in"/>
          <style:tab-stop style:type="left" style:position="9.452in"/>
        </style:tab-stops>
      </style:paragraph-properties>
    </style:style>
    <style:style style:name="T67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68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69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70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71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72" style:parent-style-name="預設段落字型" style:family="text">
      <style:text-properties style:font-name="新細明體" style:font-name-asian="新細明體" fo:font-size="13pt" style:font-size-asian="13pt" style:font-size-complex="13pt" style:text-underline-type="single" style:text-underline-style="solid" style:text-underline-width="auto" style:text-underline-mode="continuous"/>
    </style:style>
    <style:style style:name="T73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74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75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76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77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78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P79" style:parent-style-name="內文" style:list-style-name="LFO6" style:family="paragraph">
      <style:paragraph-properties fo:line-height="0.3472in" fo:margin-right="-0.1062in"/>
    </style:style>
    <style:style style:name="T80" style:parent-style-name="預設段落字型" style:family="text">
      <style:text-properties fo:font-size="13pt" style:font-size-asian="13pt" style:font-size-complex="13pt"/>
    </style:style>
    <style:style style:name="T81" style:parent-style-name="預設段落字型" style:family="text">
      <style:text-properties fo:font-size="13pt" style:font-size-asian="13pt" style:font-size-complex="13pt"/>
    </style:style>
    <style:style style:name="T82" style:parent-style-name="預設段落字型" style:family="text">
      <style:text-properties fo:font-size="13pt" style:font-size-asian="13pt" style:font-size-complex="13pt"/>
    </style:style>
    <style:style style:name="T83" style:parent-style-name="預設段落字型" style:family="text">
      <style:text-properties fo:font-size="13pt" style:font-size-asian="13pt" style:font-size-complex="13pt"/>
    </style:style>
    <style:style style:name="T84" style:parent-style-name="預設段落字型" style:family="text">
      <style:text-properties fo:font-size="13pt" style:font-size-asian="13pt" style:font-size-complex="13pt"/>
    </style:style>
    <style:style style:name="T85" style:parent-style-name="預設段落字型" style:family="text">
      <style:text-properties fo:font-size="13pt" style:font-size-asian="13pt" style:font-size-complex="13pt"/>
    </style:style>
    <style:style style:name="T86" style:parent-style-name="預設段落字型" style:family="text">
      <style:text-properties fo:font-size="13pt" style:font-size-asian="13pt" style:font-size-complex="13pt"/>
    </style:style>
    <style:style style:name="T87" style:parent-style-name="預設段落字型" style:family="text">
      <style:text-properties fo:font-size="13pt" style:font-size-asian="13pt" style:font-size-complex="13pt"/>
    </style:style>
    <style:style style:name="T88" style:parent-style-name="預設段落字型" style:family="text">
      <style:text-properties fo:font-size="13pt" style:font-size-asian="13pt" style:font-size-complex="13pt"/>
    </style:style>
    <style:style style:name="T89" style:parent-style-name="預設段落字型" style:family="text">
      <style:text-properties fo:font-size="13pt" style:font-size-asian="13pt" style:font-size-complex="13pt"/>
    </style:style>
    <style:style style:name="T90" style:parent-style-name="預設段落字型" style:family="text">
      <style:text-properties fo:font-size="13pt" style:font-size-asian="13pt" style:font-size-complex="13pt"/>
    </style:style>
    <style:style style:name="T91" style:parent-style-name="預設段落字型" style:family="text">
      <style:text-properties fo:font-size="13pt" style:font-size-asian="13pt" style:font-size-complex="13pt"/>
    </style:style>
    <style:style style:name="T92" style:parent-style-name="預設段落字型" style:family="text">
      <style:text-properties fo:font-size="13pt" style:font-size-asian="13pt" style:font-size-complex="13pt"/>
    </style:style>
    <style:style style:name="T93" style:parent-style-name="預設段落字型" style:family="text">
      <style:text-properties fo:font-size="13pt" style:font-size-asian="13pt" style:font-size-complex="13pt"/>
    </style:style>
    <style:style style:name="T94" style:parent-style-name="預設段落字型" style:family="text">
      <style:text-properties fo:font-size="13pt" style:font-size-asian="13pt" style:font-size-complex="13pt"/>
    </style:style>
    <style:style style:name="T95" style:parent-style-name="預設段落字型" style:family="text">
      <style:text-properties style:font-name="新細明體" style:font-weight-complex="bold" fo:font-size="13pt" style:font-size-asian="13pt" style:font-size-complex="13pt"/>
    </style:style>
    <style:style style:name="T96" style:parent-style-name="預設段落字型" style:family="text">
      <style:text-properties style:font-name="新細明體" fo:font-size="13pt" style:font-size-asian="13pt" style:font-size-complex="13pt"/>
    </style:style>
    <style:style style:name="T97" style:parent-style-name="預設段落字型" style:family="text">
      <style:text-properties fo:font-size="13pt" style:font-size-asian="13pt" style:font-size-complex="13pt"/>
    </style:style>
    <style:style style:name="T98" style:parent-style-name="預設段落字型" style:family="text">
      <style:text-properties fo:font-size="13pt" style:font-size-asian="13pt" style:font-size-complex="13pt"/>
    </style:style>
    <style:style style:name="T99" style:parent-style-name="預設段落字型" style:family="text">
      <style:text-properties fo:font-size="13pt" style:font-size-asian="13pt" style:font-size-complex="13pt"/>
    </style:style>
    <style:style style:name="T100" style:parent-style-name="預設段落字型" style:family="text">
      <style:text-properties fo:font-size="13pt" style:font-size-asian="13pt" style:font-size-complex="13pt"/>
    </style:style>
    <style:style style:name="T101" style:parent-style-name="預設段落字型" style:family="text">
      <style:text-properties fo:font-size="13pt" style:font-size-asian="13pt" style:font-size-complex="13pt"/>
    </style:style>
    <style:style style:name="T102" style:parent-style-name="預設段落字型" style:family="text">
      <style:text-properties fo:font-size="13pt" style:font-size-asian="13pt" style:font-size-complex="13pt"/>
    </style:style>
    <style:style style:name="T103" style:parent-style-name="預設段落字型" style:family="text">
      <style:text-properties fo:font-size="13pt" style:font-size-asian="13pt" style:font-size-complex="13pt"/>
    </style:style>
    <style:style style:name="T104" style:parent-style-name="預設段落字型" style:family="text">
      <style:text-properties fo:font-size="13pt" style:font-size-asian="13pt" style:font-size-complex="13pt"/>
    </style:style>
    <style:style style:name="T105" style:parent-style-name="預設段落字型" style:family="text">
      <style:text-properties style:font-name="新細明體" fo:font-size="13pt" style:font-size-asian="13pt" style:font-size-complex="13pt"/>
    </style:style>
    <style:style style:name="T106" style:parent-style-name="預設段落字型" style:family="text">
      <style:text-properties fo:font-size="13pt" style:font-size-asian="13pt" style:font-size-complex="13pt"/>
    </style:style>
    <style:style style:name="T107" style:parent-style-name="預設段落字型" style:family="text">
      <style:text-properties fo:font-size="13pt" style:font-size-asian="13pt" style:font-size-complex="13pt"/>
    </style:style>
    <style:style style:name="T108" style:parent-style-name="預設段落字型" style:family="text">
      <style:text-properties fo:font-size="13pt" style:font-size-asian="13pt" style:font-size-complex="13pt"/>
    </style:style>
    <style:style style:name="P109" style:parent-style-name="內文" style:list-style-name="LFO6" style:family="paragraph">
      <style:paragraph-properties fo:line-height="0.3472in" fo:margin-right="-0.1062in"/>
    </style:style>
    <style:style style:name="T110" style:parent-style-name="預設段落字型" style:family="text">
      <style:text-properties style:font-name="Verdana" fo:color="#000000" fo:font-size="13pt" style:font-size-asian="13pt" style:font-size-complex="13pt"/>
    </style:style>
    <style:style style:name="T111" style:parent-style-name="預設段落字型" style:family="text">
      <style:text-properties fo:font-size="13pt" style:font-size-asian="13pt" style:font-size-complex="13pt"/>
    </style:style>
    <style:style style:name="T112" style:parent-style-name="預設段落字型" style:family="text">
      <style:text-properties style:font-name="Verdana" fo:color="#000000" fo:font-size="13pt" style:font-size-asian="13pt" style:font-size-complex="13pt"/>
    </style:style>
    <style:style style:name="T113" style:parent-style-name="預設段落字型" style:family="text">
      <style:text-properties style:font-name="Verdana" fo:color="#000000" fo:font-size="13pt" style:font-size-asian="13pt" style:font-size-complex="13pt"/>
    </style:style>
    <style:style style:name="T114" style:parent-style-name="預設段落字型" style:family="text">
      <style:text-properties style:font-name="Verdana" fo:color="#000000" fo:font-size="13pt" style:font-size-asian="13pt" style:font-size-complex="13pt"/>
    </style:style>
    <style:style style:name="T115" style:parent-style-name="預設段落字型" style:family="text">
      <style:text-properties fo:font-size="13pt" style:font-size-asian="13pt" style:font-size-complex="13pt"/>
    </style:style>
    <style:style style:name="T116" style:parent-style-name="預設段落字型" style:family="text">
      <style:text-properties fo:font-size="13pt" style:font-size-asian="13pt" style:font-size-complex="13pt"/>
    </style:style>
    <style:style style:name="T117" style:parent-style-name="預設段落字型" style:family="text">
      <style:text-properties fo:font-size="13pt" style:font-size-asian="13pt" style:font-size-complex="13pt"/>
    </style:style>
    <style:style style:name="T118" style:parent-style-name="預設段落字型" style:family="text">
      <style:text-properties fo:font-size="13pt" style:font-size-asian="13pt" style:font-size-complex="13pt"/>
    </style:style>
    <style:style style:name="T119" style:parent-style-name="預設段落字型" style:family="text">
      <style:text-properties fo:font-size="13pt" style:font-size-asian="13pt" style:font-size-complex="13pt"/>
    </style:style>
    <style:style style:name="T120" style:parent-style-name="預設段落字型" style:family="text">
      <style:text-properties fo:font-weight="bold" style:font-weight-asian="bold" fo:color="#FF0000" fo:font-size="13pt" style:font-size-asian="13pt" style:font-size-complex="13pt" style:text-underline-type="single" style:text-underline-style="solid" style:text-underline-width="auto" style:text-underline-mode="continuous"/>
    </style:style>
    <style:style style:name="T121" style:parent-style-name="預設段落字型" style:family="text">
      <style:text-properties fo:font-size="13pt" style:font-size-asian="13pt" style:font-size-complex="13pt"/>
    </style:style>
    <style:style style:name="T122" style:parent-style-name="預設段落字型" style:family="text">
      <style:text-properties fo:font-size="13pt" style:font-size-asian="13pt" style:font-size-complex="13pt"/>
    </style:style>
    <style:style style:name="T123" style:parent-style-name="預設段落字型" style:family="text">
      <style:text-properties fo:font-size="13pt" style:font-size-asian="13pt" style:font-size-complex="13pt"/>
    </style:style>
    <style:style style:name="T124" style:parent-style-name="預設段落字型" style:family="text">
      <style:text-properties fo:font-size="13pt" style:font-size-asian="13pt" style:font-size-complex="13pt"/>
    </style:style>
    <style:style style:name="T125" style:parent-style-name="預設段落字型" style:family="text">
      <style:text-properties fo:font-size="13pt" style:font-size-asian="13pt" style:font-size-complex="13pt"/>
    </style:style>
    <style:style style:name="T126" style:parent-style-name="預設段落字型" style:family="text">
      <style:text-properties fo:font-size="13pt" style:font-size-asian="13pt" style:font-size-complex="13pt"/>
    </style:style>
    <style:style style:name="P127" style:parent-style-name="HTML預設格式" style:list-style-name="LFO6" style:family="paragraph">
      <style:paragraph-properties fo:text-align="justify" fo:line-height="0.3472in"/>
      <style:text-properties fo:font-size="13pt" style:font-size-asian="13pt" style:font-size-complex="13pt"/>
    </style:style>
    <style:style style:name="P128" style:parent-style-name="HTML預設格式" style:family="paragraph">
      <style:paragraph-properties fo:text-align="justify" fo:line-height="0.3472in" fo:margin-left="0.5284in">
        <style:tab-stops>
          <style:tab-stop style:type="left" style:position="0.1076in"/>
          <style:tab-stop style:type="left" style:position="0.7437in"/>
          <style:tab-stop style:type="left" style:position="1.3798in"/>
          <style:tab-stop style:type="left" style:position="2.0159in"/>
          <style:tab-stop style:type="left" style:position="2.652in"/>
          <style:tab-stop style:type="left" style:position="3.2881in"/>
          <style:tab-stop style:type="left" style:position="3.9243in"/>
          <style:tab-stop style:type="left" style:position="4.5604in"/>
          <style:tab-stop style:type="left" style:position="5.1965in"/>
          <style:tab-stop style:type="left" style:position="5.8326in"/>
          <style:tab-stop style:type="left" style:position="6.4687in"/>
          <style:tab-stop style:type="left" style:position="7.1048in"/>
          <style:tab-stop style:type="left" style:position="7.7409in"/>
          <style:tab-stop style:type="left" style:position="8.377in"/>
          <style:tab-stop style:type="left" style:position="9.0131in"/>
          <style:tab-stop style:type="left" style:position="9.6493in"/>
        </style:tab-stops>
      </style:paragraph-properties>
      <style:text-properties fo:font-size="13pt" style:font-size-asian="13pt" style:font-size-complex="13pt"/>
    </style:style>
    <style:style style:name="P129" style:parent-style-name="內文" style:list-style-name="LFO6" style:family="paragraph">
      <style:paragraph-properties fo:text-align="justify" fo:line-height="0.3472in"/>
      <style:text-properties fo:font-size="13pt" style:font-size-asian="13pt" style:font-size-complex="13pt"/>
    </style:style>
    <style:style style:name="P130" style:parent-style-name="內文" style:list-style-name="LFO6" style:family="paragraph">
      <style:paragraph-properties fo:text-align="justify" fo:line-height="0.3472in"/>
    </style:style>
    <style:style style:name="T131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132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133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134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P135" style:parent-style-name="內文" style:list-style-name="LFO6" style:family="paragraph">
      <style:paragraph-properties fo:line-height="0.3472in" fo:margin-right="-0.1062in"/>
      <style:text-properties fo:font-size="13pt" style:font-size-asian="13pt" style:font-size-complex="13pt"/>
    </style:style>
    <style:style style:name="P136" style:parent-style-name="內文" style:family="paragraph">
      <style:paragraph-properties fo:line-height="0.2777in" fo:margin-left="0.3791in" fo:text-indent="-0.3791in">
        <style:tab-stops/>
      </style:paragraph-properties>
      <style:text-properties fo:font-size="13pt" style:font-size-asian="13pt" style:font-size-complex="13pt"/>
    </style:style>
    <style:style style:name="P137" style:parent-style-name="內文" style:family="paragraph">
      <style:paragraph-properties fo:line-height="0.2777in" fo:margin-left="0.3791in" fo:text-indent="-0.3791in">
        <style:tab-stops/>
      </style:paragraph-properties>
      <style:text-properties fo:font-size="13pt" style:font-size-asian="13pt" style:font-size-complex="13pt"/>
    </style:style>
    <style:style style:name="P138" style:parent-style-name="內文" style:family="paragraph">
      <style:paragraph-properties fo:line-height="0.2777in" fo:margin-left="0.5597in" fo:text-indent="-0.5597in">
        <style:tab-stops/>
      </style:paragraph-properties>
    </style:style>
    <style:style style:name="T139" style:parent-style-name="預設段落字型" style:family="text">
      <style:text-properties fo:color="#000000" fo:font-size="13pt" style:font-size-asian="13pt" style:font-size-complex="13pt"/>
    </style:style>
    <style:style style:name="T140" style:parent-style-name="預設段落字型" style:family="text">
      <style:text-properties fo:color="#000000" fo:font-size="13pt" style:font-size-asian="13pt" style:font-size-complex="13pt"/>
    </style:style>
    <style:style style:name="T141" style:parent-style-name="預設段落字型" style:family="text">
      <style:text-properties fo:color="#000000" fo:font-size="13pt" style:font-size-asian="13pt" style:font-size-complex="13pt"/>
    </style:style>
    <style:style style:name="T142" style:parent-style-name="預設段落字型" style:family="text">
      <style:text-properties fo:color="#000000" fo:font-size="13pt" style:font-size-asian="13pt" style:font-size-complex="13pt"/>
    </style:style>
    <style:style style:name="T143" style:parent-style-name="預設段落字型" style:family="text">
      <style:text-properties fo:color="#000000" fo:font-size="13pt" style:font-size-asian="13pt" style:font-size-complex="13pt"/>
    </style:style>
    <style:style style:name="T144" style:parent-style-name="預設段落字型" style:family="text">
      <style:text-properties fo:color="#000000" fo:font-size="13pt" style:font-size-asian="13pt" style:font-size-complex="13pt"/>
    </style:style>
    <style:style style:name="T145" style:parent-style-name="預設段落字型" style:family="text">
      <style:text-properties fo:color="#000000" fo:font-size="13pt" style:font-size-asian="13pt" style:font-size-complex="13pt"/>
    </style:style>
    <style:style style:name="T146" style:parent-style-name="預設段落字型" style:family="text">
      <style:text-properties fo:color="#000000" fo:font-size="13pt" style:font-size-asian="13pt" style:font-size-complex="13pt"/>
    </style:style>
    <style:style style:name="T147" style:parent-style-name="預設段落字型" style:family="text">
      <style:text-properties fo:color="#000000" fo:font-size="13pt" style:font-size-asian="13pt" style:font-size-complex="13pt"/>
    </style:style>
    <style:style style:name="T148" style:parent-style-name="預設段落字型" style:family="text">
      <style:text-properties fo:color="#000000" fo:font-size="13pt" style:font-size-asian="13pt" style:font-size-complex="13pt"/>
    </style:style>
    <style:style style:name="T149" style:parent-style-name="預設段落字型" style:family="text">
      <style:text-properties fo:color="#000000" fo:font-size="13pt" style:font-size-asian="13pt" style:font-size-complex="13pt"/>
    </style:style>
    <style:style style:name="T150" style:parent-style-name="預設段落字型" style:family="text">
      <style:text-properties fo:color="#000000" fo:font-size="13pt" style:font-size-asian="13pt" style:font-size-complex="13pt"/>
    </style:style>
    <style:style style:name="T151" style:parent-style-name="預設段落字型" style:family="text">
      <style:text-properties fo:color="#000000" fo:font-size="13pt" style:font-size-asian="13pt" style:font-size-complex="13pt"/>
    </style:style>
    <style:style style:name="T152" style:parent-style-name="預設段落字型" style:family="text">
      <style:text-properties fo:color="#000000" fo:font-size="13pt" style:font-size-asian="13pt" style:font-size-complex="13pt"/>
    </style:style>
    <style:style style:name="T153" style:parent-style-name="預設段落字型" style:family="text">
      <style:text-properties fo:color="#000000" fo:font-size="13pt" style:font-size-asian="13pt" style:font-size-complex="13pt"/>
    </style:style>
    <style:style style:name="T154" style:parent-style-name="預設段落字型" style:family="text">
      <style:text-properties fo:color="#000000" fo:font-size="13pt" style:font-size-asian="13pt" style:font-size-complex="13pt"/>
    </style:style>
    <style:style style:name="T155" style:parent-style-name="預設段落字型" style:family="text">
      <style:text-properties style:font-name="新細明體" fo:color="#000000" fo:font-size="13pt" style:font-size-asian="13pt" style:font-size-complex="13pt"/>
    </style:style>
    <style:style style:name="T156" style:parent-style-name="預設段落字型" style:family="text">
      <style:text-properties style:font-name="新細明體" fo:color="#000000" fo:font-size="13pt" style:font-size-asian="13pt" style:font-size-complex="13pt"/>
    </style:style>
    <style:style style:name="T157" style:parent-style-name="預設段落字型" style:family="text">
      <style:text-properties style:font-name="新細明體" fo:color="#000000" fo:font-size="13pt" style:font-size-asian="13pt" style:font-size-complex="13pt"/>
    </style:style>
    <style:style style:name="T158" style:parent-style-name="預設段落字型" style:family="text">
      <style:text-properties fo:color="#000000" fo:font-size="13pt" style:font-size-asian="13pt" style:font-size-complex="13pt"/>
    </style:style>
    <style:style style:name="T159" style:parent-style-name="預設段落字型" style:family="text">
      <style:text-properties fo:color="#000000" fo:font-size="13pt" style:font-size-asian="13pt" style:font-size-complex="13pt"/>
    </style:style>
    <style:style style:name="T160" style:parent-style-name="強調粗體" style:family="text">
      <style:text-properties style:font-name="新細明體" fo:font-weight="normal" style:font-weight-asian="normal" fo:color="#000000" fo:font-size="13pt" style:font-size-asian="13pt" style:font-size-complex="13pt"/>
    </style:style>
    <style:style style:name="T161" style:parent-style-name="預設段落字型" style:family="text">
      <style:text-properties fo:color="#000000" fo:font-size="13pt" style:font-size-asian="13pt" style:font-size-complex="13pt"/>
    </style:style>
    <style:style style:name="T162" style:parent-style-name="預設段落字型" style:family="text">
      <style:text-properties fo:color="#000000" fo:font-size="13pt" style:font-size-asian="13pt" style:font-size-complex="13pt"/>
    </style:style>
    <style:style style:name="T163" style:parent-style-name="預設段落字型" style:family="text">
      <style:text-properties fo:color="#000000" fo:font-size="13pt" style:font-size-asian="13pt" style:font-size-complex="13pt"/>
    </style:style>
    <style:style style:name="T164" style:parent-style-name="預設段落字型" style:family="text">
      <style:text-properties fo:color="#000000" fo:font-size="13pt" style:font-size-asian="13pt" style:font-size-complex="13pt"/>
    </style:style>
    <style:style style:name="T165" style:parent-style-name="預設段落字型" style:family="text">
      <style:text-properties fo:color="#000000" fo:font-size="13pt" style:font-size-asian="13pt" style:font-size-complex="13pt"/>
    </style:style>
    <style:style style:name="P166" style:parent-style-name="內文" style:family="paragraph">
      <style:paragraph-properties fo:line-height="0.2777in" fo:margin-left="0.5166in" fo:text-indent="-0.5166in">
        <style:tab-stops/>
      </style:paragraph-properties>
    </style:style>
  </office:automatic-styles>
  <office:body>
    <office:text text:use-soft-page-breaks="true">
      <text:p text:style-name="P1">國立成功大學<text:s/>資訊工程研究所博士班 學分承認及抵免辦法</text:p>
      <text:p text:style-name="P2"><text:s text:c="46"/></text:p>
      <text:p text:style-name="P3">96年10月9日經系務會議通過</text:p>
      <text:p text:style-name="P4">97年12月23日經系務會議修正通過</text:p>
      <text:p text:style-name="P5">102年6月18日經系務會議修正通過</text:p>
      <text:p text:style-name="P6">103年1月21日經系務會議修正通過</text:p>
      <text:p text:style-name="P7">105年3月8日經系務會議修正通過</text:p>
      <text:p text:style-name="P8">105年5月17日經系務會議修正通過</text:p>
      <text:p text:style-name="P9">108年3月19日經系務會議修正通過</text:p>
      <text:p text:style-name="P10"/>
      <text:list text:style-name="LFO6" text:continue-numbering="true">
        <text:list-item>
          <text:p text:style-name="P11"><text:span text:style-name="T12">資訊工程研究所博</text:span><text:span text:style-name="T13">士班</text:span><text:span text:style-name="T14">學生</text:span><text:span text:style-name="T15">畢業</text:span><text:span text:style-name="T16">所需</text:span><text:span text:style-name="T17">學分</text:span><text:span text:style-name="T18">，規定如下：</text:span></text:p>
        </text:list-item>
      </text:list>
      <text:p text:style-name="P19">(1)<text:s/>共18學分，其中包含：(102學年度入學生開始適用)</text:p>
      <text:p text:style-name="P20">1.專業選修18學分</text:p>
      <text:p text:style-name="P21">2.必修0學分</text:p>
      <text:p text:style-name="P22">3.專題討論：博一生須選修專題討論(1)(2)，博二以上學生須選修專題討論</text:p>
      <text:p text:style-name="P23">4.論文另計。</text:p>
      <text:p text:style-name="P24"><text:s/>(2)共22學分，其中包含專業選修18學分，必修專題討論4學分，論文另計。(101學年度前入學生適用)</text:p>
      <text:p text:style-name="P25"><text:span text:style-name="T26">自</text:span><text:span text:style-name="T27">98</text:span><text:span text:style-name="T28">學年度開始</text:span><text:span text:style-name="T29">，</text:span><text:span text:style-name="T30">碩博新生須修過選修課”</text:span><text:span text:style-name="T31">資工與醫資導論</text:span><text:span text:style-name="T32">”方可畢業</text:span><text:span text:style-name="T33">，本課</text:span><text:span text:style-name="T34">程得</text:span><text:span text:style-name="T35">列入畢業學分(註</text:span><text:span text:style-name="T36">一</text:span><text:span text:style-name="T37">)</text:span><text:span text:style-name="T38">。</text:span></text:p>
      <text:list text:style-name="LFO6" text:continue-numbering="true">
        <text:list-item>
          <text:p text:style-name="P39"><text:span text:style-name="T40">大學與</text:span><text:span text:style-name="T41">碩士</text:span><text:span text:style-name="T42">直升博士</text:span><text:span text:style-name="T43">學生畢業所</text:span><text:span text:style-name="T44">需</text:span><text:span text:style-name="T45">學分，規定如下：</text:span></text:p>
        </text:list-item>
      </text:list>
      <text:p text:style-name="P46"><text:span text:style-name="T47">(1)</text:span><text:span text:style-name="T48"><text:s/></text:span><text:span text:style-name="T49">需修滿36學分(含碩士修課學分)，其中包</text:span><text:span text:style-name="T50">含</text:span><text:span text:style-name="T51">：(103學年度入學生開始</text:span><text:span text:style-name="T52"><text:s text:c="2"/></text:span></text:p>
      <text:p text:style-name="P53"><text:s text:c="4"/>適用)</text:p>
      <text:p text:style-name="P54">1.專業選修36學分</text:p>
      <text:p text:style-name="P55">2.必修0學分</text:p>
      <text:p text:style-name="P56">3.專題討論：碩一須選修專題討論(1)(2)，博一須選修專題討論(1)(2)，博二以上修專題討論</text:p>
      <text:p text:style-name="P57"><text:s text:c="3"/>4.論文另計。</text:p>
      <text:soft-page-break/>
      <text:p text:style-name="P58">(2)需修滿42學分(含碩士修課學分)，其中包含：(102學年度入學生開始適用)</text:p>
      <text:p text:style-name="P59">1.專業選修42學分</text:p>
      <text:p text:style-name="P60">2.必修0學分</text:p>
      <text:p text:style-name="P61">3.專題討論：碩一須選修專題討論(1)(2)，博一須選修專題討論(1)(2)，博二以上修專題討論</text:p>
      <text:p text:style-name="P62"><text:span text:style-name="T63">4.</text:span><text:span text:style-name="T64">論文</text:span><text:span text:style-name="T65">另計。 <text:s text:c="2"/></text:span></text:p>
      <text:p text:style-name="P66"><text:span text:style-name="T67">(3</text:span><text:span text:style-name="T68">)</text:span><text:span text:style-name="T69">需</text:span><text:span text:style-name="T70">修滿42學分(含碩士修課學分)，</text:span><text:span text:style-name="T71">必修專題討論</text:span><text:span text:style-name="T72">8</text:span><text:span text:style-name="T73">學分</text:span><text:span text:style-name="T74">，</text:span><text:span text:style-name="T75">論文</text:span><text:span text:style-name="T76">另計</text:span><text:span text:style-name="T77">。</text:span><text:span text:style-name="T78">(101學年度前入學生適用)</text:span></text:p>
      <text:list text:style-name="LFO6" text:continue-numbering="true">
        <text:list-item>
          <text:p text:style-name="P79"><text:span text:style-name="T80">專業選修科目規定如下：所</text:span><text:span text:style-name="T81">內</text:span><text:span text:style-name="T82">選修課</text:span><text:span text:style-name="T83">程需修</text:span><text:span text:style-name="T84">1</text:span><text:span text:style-name="T85">2</text:span><text:span text:style-name="T86">學分以上</text:span><text:span text:style-name="T87">，</text:span><text:span text:style-name="T88">外</text:span><text:span text:style-name="T89">所</text:span><text:span text:style-name="T90">選修</text:span><text:span text:style-name="T91">至多承認</text:span><text:span text:style-name="T92">6</text:span><text:span text:style-name="T93">學分</text:span><text:span text:style-name="T94">。</text:span><text:span text:style-name="T95">若為直升博班生，外所選修學分(含碩士期間)至多承認12學分</text:span><text:span text:style-name="T96">。</text:span><text:span text:style-name="T97">選修科目不可與個人</text:span><text:span text:style-name="T98">碩士班期間</text:span><text:span text:style-name="T99">修習</text:span><text:span text:style-name="T100">科目相同</text:span><text:span text:style-name="T101">，</text:span><text:span text:style-name="T102">否則</text:span><text:span text:style-name="T103">學分一概不予承認。</text:span><text:span text:style-name="T104">若選修大學部課程</text:span><text:span text:style-name="T105">、暑修開授的課和推廣課程</text:span><text:span text:style-name="T106">，學分一概不予承認，外系所選修課程須經由</text:span><text:span text:style-name="T107">課程委員會認</text:span><text:span text:style-name="T108">可。</text:span></text:p>
        </text:list-item>
        <text:list-item>
          <text:p text:style-name="P109"><text:span text:style-name="T110">抵免學分最多承認</text:span><text:span text:style-name="T111">9</text:span><text:span text:style-name="T112">學分</text:span><text:span text:style-name="T113">，規定如下：</text:span><text:span text:style-name="T114">需為</text:span><text:span text:style-name="T115">他校博班轉入</text:span><text:span text:style-name="T116">或</text:span><text:span text:style-name="T117">本校博班</text:span><text:span text:style-name="T118">重新入學之博班新生</text:span><text:span text:style-name="T119">，</text:span><text:span text:style-name="T120">本校碩士生在碩士班期間修習且不列入畢業學分之碩博課程</text:span><text:span text:style-name="T121">，</text:span><text:span text:style-name="T122">且</text:span><text:span text:style-name="T123">抵免學分最多承認</text:span><text:span text:style-name="T124">9</text:span><text:span text:style-name="T125">學分，但須經過指導教授、課程委員會與系主任同意方可抵免</text:span><text:span text:style-name="T126">。</text:span></text:p>
        </text:list-item>
        <text:list-item>
          <text:p text:style-name="P127">因研究需要短期出國，經指導教授同意，主任核可後，得免出席出國期 <text:s text:c="7"/></text:p>
        </text:list-item>
      </text:list>
      <text:p text:style-name="P128">間之專題討論。</text:p>
      <text:list text:style-name="LFO6" text:continue-numbering="true">
        <text:list-item>
          <text:p text:style-name="P129">抵免結果請自行上教務處網站查詢。</text:p>
        </text:list-item>
        <text:list-item>
          <text:p text:style-name="P130"><text:span text:style-name="T131">直升</text:span><text:span text:style-name="T132">博士學位之學生因故中止修讀博士學位或未</text:span><text:span text:style-name="T133">通過</text:span><text:span text:style-name="T134">博士學位候選人資格考核，經系、所、院、學位學程相關會議審查通過，校長核定後，得申請回原系、所、院、學位學程或相關系、所、院、學位學程碩士班就讀。</text:span></text:p>
        </text:list-item>
        <text:list-item>
          <text:p text:style-name="P135">本辦法若未盡事宜，悉依本校學則及有關規章辦理。</text:p>
        </text:list-item>
      </text:list>
      <text:p text:style-name="P136">(本辦法96學年度後入學生適用)</text:p>
      <text:p text:style-name="P137"/>
      <text:p text:style-name="P138"><text:span text:style-name="T139">註一：</text:span><text:span text:style-name="T140">若</text:span><text:span text:style-name="T141">為本系資訊所在</text:span><text:span text:style-name="T142">碩士班</text:span><text:span text:style-name="T143">畢業期間已</text:span><text:span text:style-name="T144">且修過</text:span><text:span text:style-name="T145">本系</text:span><text:span text:style-name="T146">”</text:span><text:span text:style-name="T147">資工導論</text:span><text:span text:style-name="T148">”</text:span><text:span text:style-name="T149">、</text:span><text:span text:style-name="T150">”</text:span><text:span text:style-name="T151">醫資導論</text:span><text:span text:style-name="T152">”</text:span><text:span text:style-name="T153">或</text:span><text:span text:style-name="T154">”</text:span><text:span text:style-name="T155">資工與醫資導論</text:span><text:span text:style-name="T156">”</text:span><text:span text:style-name="T157">任一課程，</text:span><text:span text:style-name="T158">考上本所博士班的同學可抵</text:span><text:span text:style-name="T159">修</text:span><text:span text:style-name="T160">本課。</text:span><text:span text:style-name="T161">若非</text:span><text:soft-page-break/><text:span text:style-name="T162">本所碩班畢業的博班新生均須修過本課</text:span><text:span text:style-name="T163">程</text:span><text:span text:style-name="T164">方可畢業</text:span><text:span text:style-name="T165">。</text:span></text:p>
      <text:p text:style-name="P1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HTML預設格式" style:display-name="HTML 預設格式" style:family="paragraph" style:parent-style-name="內文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細明體" style:font-name-asian="細明體" style:font-name-complex="細明體" style:letter-kerning="false" fo:hyphenate="false"/>
    </style:style>
    <style:style style:name="內文Web" style:display-name="內文 (Web)" style:family="paragraph" style:parent-style-name="內文">
      <style:paragraph-properties fo:widows="2" fo:orphans="2" fo:margin-top="0.0694in" fo:margin-bottom="0.0694in"/>
      <style:text-properties style:font-name="新細明體" style:font-name-complex="新細明體" style:letter-kerning="false" fo:hyphenate="false"/>
    </style:style>
    <style:style style:name="style2" style:display-name="style2" style:family="paragraph" style:parent-style-name="內文">
      <style:paragraph-properties fo:widows="2" fo:orphans="2" fo:margin-top="0.0694in" fo:margin-bottom="0.0694in"/>
      <style:text-properties style:font-name="新細明體" style:font-name-complex="新細明體" style:letter-kerning="false" fo:hyphenate="false"/>
    </style:style>
    <style:style style:name="強調粗體" style:display-name="強調粗體" style:family="text" style:parent-style-name="預設段落字型">
      <style:text-properties fo:font-weight="bold" style:font-weight-asian="bold" style:font-weight-complex="bold"/>
    </style:style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/>
    </style:style>
    <style:style style:name="HTML預設格式字元" style:display-name="HTML 預設格式 字元" style:family="text" style:parent-style-name="預設段落字型">
      <style:text-properties style:font-name="細明體" style:font-name-asian="細明體" style:font-name-complex="細明體" fo:font-size="12pt" style:font-size-asian="12pt" style:font-size-complex="12pt" fo:language="en" fo:country="US" style:language-asian="zh" style:country-asian="TW" style:language-complex="ar" style:country-complex="SA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prefix="(" style:num-suffix=")" style:num-format="一, 十, 一百(繁), ...">
        <style:list-level-properties text:space-before="0.3333in" text:min-label-width="0.3645in"/>
      </text:list-level-style-number>
    </text:list-style>
    <text:list-style style:name="LFO4">
      <text:list-level-style-number text:level="1" style:num-suffix="、" style:num-format="壹, 貳, 參, ...">
        <style:list-level-properties text:space-before="0in" text:min-label-width="0.3958in"/>
      </text:list-level-style-number>
    </text:list-style>
    <text:list-style style:name="LFO5">
      <text:list-level-style-number text:level="1" style:num-suffix="、" style:num-format="一, 十, 一百(繁), ...">
        <style:list-level-properties text:space-before="0.0284in" text:min-label-width="0.5in"/>
      </text:list-level-style-number>
      <text:list-level-style-number text:level="2" style:num-suffix="、" style:num-format="甲, 乙, 丙, ...">
        <style:list-level-properties text:space-before="0.3618in" text:min-label-width="0.3333in"/>
      </text:list-level-style-number>
      <text:list-level-style-number text:level="3" style:num-suffix="." style:num-format="i">
        <style:list-level-properties fo:text-align="end" text:space-before="0.6951in" text:min-label-width="0.3333in"/>
      </text:list-level-style-number>
      <text:list-level-style-number text:level="4" style:num-suffix="." style:num-format="1">
        <style:list-level-properties text:space-before="1.0284in" text:min-label-width="0.3333in"/>
      </text:list-level-style-number>
      <text:list-level-style-number text:level="5" style:num-suffix="、" style:num-format="甲, 乙, 丙, ...">
        <style:list-level-properties text:space-before="1.3618in" text:min-label-width="0.3333in"/>
      </text:list-level-style-number>
      <text:list-level-style-number text:level="6" style:num-suffix="." style:num-format="i">
        <style:list-level-properties fo:text-align="end" text:space-before="1.6951in" text:min-label-width="0.3333in"/>
      </text:list-level-style-number>
      <text:list-level-style-number text:level="7" style:num-suffix="." style:num-format="1">
        <style:list-level-properties text:space-before="2.0284in" text:min-label-width="0.3333in"/>
      </text:list-level-style-number>
      <text:list-level-style-number text:level="8" style:num-suffix="、" style:num-format="甲, 乙, 丙, ...">
        <style:list-level-properties text:space-before="2.3618in" text:min-label-width="0.3333in"/>
      </text:list-level-style-number>
      <text:list-level-style-number text:level="9" style:num-suffix="." style:num-format="i">
        <style:list-level-properties fo:text-align="end" text:space-before="2.6951in" text:min-label-width="0.3333in"/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.0284in" text:min-label-width="0.5in"/>
      </text:list-level-style-number>
      <text:list-level-style-number text:level="2" style:num-suffix="、" style:num-format="甲, 乙, 丙, ...">
        <style:list-level-properties text:space-before="0.3618in" text:min-label-width="0.3333in"/>
      </text:list-level-style-number>
      <text:list-level-style-number text:level="3" style:num-suffix="." style:num-format="i">
        <style:list-level-properties fo:text-align="end" text:space-before="0.6951in" text:min-label-width="0.3333in"/>
      </text:list-level-style-number>
      <text:list-level-style-number text:level="4" style:num-suffix="." style:num-format="1">
        <style:list-level-properties text:space-before="1.0284in" text:min-label-width="0.3333in"/>
      </text:list-level-style-number>
      <text:list-level-style-number text:level="5" style:num-suffix="、" style:num-format="甲, 乙, 丙, ...">
        <style:list-level-properties text:space-before="1.3618in" text:min-label-width="0.3333in"/>
      </text:list-level-style-number>
      <text:list-level-style-number text:level="6" style:num-suffix="." style:num-format="i">
        <style:list-level-properties fo:text-align="end" text:space-before="1.6951in" text:min-label-width="0.3333in"/>
      </text:list-level-style-number>
      <text:list-level-style-number text:level="7" style:num-suffix="." style:num-format="1">
        <style:list-level-properties text:space-before="2.0284in" text:min-label-width="0.3333in"/>
      </text:list-level-style-number>
      <text:list-level-style-number text:level="8" style:num-suffix="、" style:num-format="甲, 乙, 丙, ...">
        <style:list-level-properties text:space-before="2.3618in" text:min-label-width="0.3333in"/>
      </text:list-level-style-number>
      <text:list-level-style-number text:level="9" style:num-suffix="." style:num-format="i">
        <style:list-level-properties fo:text-align="end" text:space-before="2.6951in" text:min-label-width="0.3333in"/>
      </text:list-level-style-number>
    </text:list-style>
    <style:page-layout style:name="PL0">
      <style:page-layout-properties fo:page-width="8.268in" fo:page-height="11.693in" style:print-orientation="portrait" fo:margin-top="1in" fo:margin-left="1.125in" fo:margin-bottom="1in" fo:margin-right="0.768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國立成功大學資訊工程學系、醫學資訊研究所修業規定</dc:title>
    <meta:initial-creator>Lin</meta:initial-creator>
    <dc:creator>user</dc:creator>
    <meta:creation-date>2020-09-03T16:31:00Z</meta:creation-date>
    <dc:date>2020-09-03T16:31:00Z</dc:date>
    <meta:print-date>2013-06-14T03:06:00Z</meta:print-date>
    <meta:template xlink:href="Normal.dotm" xlink:type="simple"/>
    <meta:editing-cycles>2</meta:editing-cycles>
    <meta:editing-duration>PT0S</meta:editing-duration>
    <meta:document-statistic meta:page-count="3" meta:paragraph-count="2" meta:word-count="194" meta:character-count="1303" meta:row-count="9" meta:non-whitespace-character-count="1111"/>
  </office:meta>
</office:document-meta>
</file>